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00000001200000012628A12A2F2A67334.gif" manifest:media-type="image/gif"/>
  <manifest:file-entry manifest:full-path="Pictures/10000201000000FA000000739EEBD5D82EC301E4.png" manifest:media-type="image/png"/>
  <manifest:file-entry manifest:full-path="Pictures/100002000000001200000012B89E7DB66FDFEA3F.gif" manifest:media-type="image/gif"/>
  <manifest:file-entry manifest:full-path="Pictures/10000000000003200000025837BE21A625646291.png" manifest:media-type="image/png"/>
  <manifest:file-entry manifest:full-path="Pictures/10000200000000120000001229CA8D8AA5357ED5.gif" manifest:media-type="image/gif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haris SIL" svg:font-family="'Charis SIL'" style:font-pitch="variable"/>
    <style:font-face style:name="DejaVu Sans1" svg:font-family="'DejaVu Sans'" style:font-pitch="variable"/>
    <style:font-face style:name="TH Niramit AS3" svg:font-family="'TH Niramit AS'" style:font-adornments="Bold" style:font-pitch="variable"/>
    <style:font-face style:name="TH Niramit AS1" svg:font-family="'TH Niramit AS'" style:font-adornments="Regular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Charis SIL1" svg:font-family="'Charis SIL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ma" svg:font-family="Loma" style:font-family-generic="system" style:font-pitch="variable"/>
    <style:font-face style:name="Noto Sans CJK SC" svg:font-family="'Noto Sans CJK SC'" style:font-family-generic="system" style:font-pitch="variable"/>
    <style:font-face style:name="TH Niramit AS" svg:font-family="'TH Niramit AS'" style:font-family-generic="system" style:font-pitch="variable"/>
    <style:font-face style:name="TH Niramit AS4" svg:font-family="'TH Niramit AS'" style:font-adornments="Bold" style:font-family-generic="system" style:font-pitch="variable"/>
    <style:font-face style:name="TH Niramit AS2" svg:font-family="'TH Niramit AS'" style:font-adornments="Regular" style:font-family-generic="system" style:font-pitch="variable"/>
    <style:font-face style:name="Tahoma" svg:font-family="Tahoma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_32_010template-title">
      <style:graphic-properties draw:auto-grow-height="true" fo:min-height="5.714cm"/>
      <style:paragraph-properties style:writing-mode="lr-tb"/>
    </style:style>
    <style:style style:name="pr2" style:family="presentation" style:parent-style-name="_32_010template-outline1">
      <style:graphic-properties fo:min-height="13.614cm"/>
      <style:paragraph-properties style:writing-mode="lr-tb"/>
    </style:style>
    <style:style style:name="pr3" style:family="presentation" style:parent-style-name="_32_010template-notes">
      <style:graphic-properties draw:fill-color="#ffffff" draw:auto-grow-height="true" fo:min-height="12.569cm"/>
      <style:paragraph-properties style:writing-mode="lr-tb"/>
    </style:style>
    <style:style style:name="pr4" style:family="presentation" style:parent-style-name="Default-title">
      <style:graphic-properties fo:min-height="3.503cm"/>
      <style:paragraph-properties style:writing-mode="lr-tb"/>
    </style:style>
    <style:style style:name="pr5" style:family="presentation" style:parent-style-name="Default-outline1">
      <style:graphic-properties fo:min-height="13.61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2.569cm"/>
      <style:paragraph-properties style:writing-mode="lr-tb"/>
    </style:style>
    <style:style style:name="pr7" style:family="presentation" style:parent-style-name="Default-title">
      <style:graphic-properties draw:auto-grow-height="true" fo:min-height="3.503cm"/>
      <style:paragraph-properties style:writing-mode="lr-tb"/>
    </style:style>
    <style:style style:name="pr8" style:family="presentation" style:parent-style-name="Default-outline1">
      <style:graphic-properties fo:min-height="13.614cm"/>
      <style:paragraph-properties style:writing-mode="lr-tb"/>
    </style:style>
    <style:style style:name="pr9" style:family="presentation" style:parent-style-name="Default-notes">
      <style:graphic-properties draw:fill-color="#ffffff" fo:min-height="12.569cm"/>
      <style:paragraph-properties style:writing-mode="lr-tb"/>
    </style:style>
    <style:style style:name="pr10" style:family="presentation" style:parent-style-name="_32_010template-title">
      <style:graphic-properties draw:auto-grow-height="true" fo:min-height="5.715cm"/>
      <style:paragraph-properties style:writing-mode="lr-tb"/>
    </style:style>
    <style:style style:name="pr11" style:family="presentation" style:parent-style-name="_32_010template-outline1">
      <style:graphic-properties fo:min-height="13.6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93%" fo:text-align="start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5" style:family="paragraph"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</style:style>
    <text:list-style style:name="L1">
      <text:list-level-style-bullet text:level="1" text:bullet-char="•">
        <style:list-level-properties/>
        <style:text-properties style:font-name="Times New Roman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952cm"/>
        <style:text-properties fo:color="#000000" fo:font-size="100%"/>
      </text:list-level-style-number>
      <text:list-level-style-number text:level="2" style:num-format="">
        <style:list-level-properties text:space-before="1.27cm" text:min-label-width="0.793cm"/>
        <style:text-properties fo:color="#000000" fo:font-size="100%"/>
      </text:list-level-style-number>
      <text:list-level-style-number text:level="3" style:num-format="">
        <style:list-level-properties text:space-before="2.54cm" text:min-label-width="0.635cm"/>
        <style:text-properties fo:color="#000000" fo:font-size="100%"/>
      </text:list-level-style-number>
      <text:list-level-style-number text:level="4" style:num-format="">
        <style:list-level-properties text:space-before="3.81cm" text:min-label-width="0.635cm"/>
        <style:text-properties fo:color="#000000" fo:font-size="100%"/>
      </text:list-level-style-number>
      <text:list-level-style-number text:level="5" style:num-format="">
        <style:list-level-properties text:space-before="5.08cm" text:min-label-width="0.635cm"/>
        <style:text-properties fo:color="#000000" fo:font-size="100%"/>
      </text:list-level-style-number>
      <text:list-level-style-number text:level="6" style:num-format="">
        <style:list-level-properties text:space-before="5.08cm" text:min-label-width="0.635cm"/>
        <style:text-properties fo:color="#000000" fo:font-size="100%"/>
      </text:list-level-style-number>
      <text:list-level-style-number text:level="7" style:num-format="">
        <style:list-level-properties text:space-before="5.08cm" text:min-label-width="0.635cm"/>
        <style:text-properties fo:color="#000000" fo:font-size="100%"/>
      </text:list-level-style-number>
      <text:list-level-style-number text:level="8" style:num-format="">
        <style:list-level-properties text:space-before="5.08cm" text:min-label-width="0.635cm"/>
        <style:text-properties fo:color="#000000" fo:font-size="100%"/>
      </text:list-level-style-number>
      <text:list-level-style-number text:level="9" style:num-format="">
        <style:list-level-properties text:space-before="5.08cm" text:min-label-width="0.635cm"/>
        <style:text-properties fo:color="#000000" fo:font-size="100%"/>
      </text:list-level-style-number>
      <text:list-level-style-number text:level="10" style:num-format="">
        <style:list-level-properties text:space-before="5.08cm" text:min-label-width="0.635cm"/>
        <style:text-properties fo:color="#000000" fo:font-size="100%"/>
      </text:list-level-style-number>
    </text:list-style>
    <text:list-style style:name="L3">
      <text:list-level-style-image text:level="1" xlink:href="Pictures/10000200000000120000001229CA8D8AA5357ED5.gif" xlink:type="simple" xlink:show="embed" xlink:actuate="onLoad">
        <style:list-level-properties text:min-label-width="0.952cm" style:vertical-pos="middle" style:vertical-rel="line" fo:width="0.476cm" fo:height="0.476cm"/>
      </text:list-level-style-image>
      <text:list-level-style-image text:level="2" xlink:href="Pictures/100002000000001200000012628A12A2F2A67334.gif" xlink:type="simple" xlink:show="embed" xlink:actuate="onLoad">
        <style:list-level-properties text:space-before="1.27cm" text:min-label-width="0.793cm" style:vertical-pos="middle" style:vertical-rel="line" fo:width="0.476cm" fo:height="0.476cm"/>
      </text:list-level-style-image>
      <text:list-level-style-image text:level="3" xlink:href="Pictures/100002000000001200000012B89E7DB66FDFEA3F.gif" xlink:type="simple" xlink:show="embed" xlink:actuate="onLoad">
        <style:list-level-properties text:space-before="2.54cm" text:min-label-width="0.635cm" style:vertical-pos="middle" style:vertical-rel="line" fo:width="0.476cm" fo:height="0.476cm"/>
      </text:list-level-style-image>
      <text:list-level-style-image text:level="4" xlink:href="Pictures/10000200000000120000001229CA8D8AA5357ED5.gif" xlink:type="simple" xlink:show="embed" xlink:actuate="onLoad">
        <style:list-level-properties text:space-before="3.81cm" text:min-label-width="0.635cm" style:vertical-pos="middle" style:vertical-rel="line" fo:width="0.476cm" fo:height="0.476cm"/>
      </text:list-level-style-image>
      <text:list-level-style-image text:level="5" xlink:href="Pictures/10000200000000120000001229CA8D8AA5357ED5.gif" xlink:type="simple" xlink:show="embed" xlink:actuate="onLoad">
        <style:list-level-properties text:space-before="5.08cm" text:min-label-width="0.635cm" style:vertical-pos="middle" style:vertical-rel="line" fo:width="0.476cm" fo:height="0.476cm"/>
      </text:list-level-style-image>
      <text:list-level-style-image text:level="6" xlink:href="Pictures/10000200000000120000001229CA8D8AA5357ED5.gif" xlink:type="simple" xlink:show="embed" xlink:actuate="onLoad">
        <style:list-level-properties text:space-before="5.08cm" text:min-label-width="0.635cm" style:vertical-pos="middle" style:vertical-rel="line" fo:width="0.476cm" fo:height="0.476cm"/>
      </text:list-level-style-image>
      <text:list-level-style-image text:level="7" xlink:href="Pictures/10000200000000120000001229CA8D8AA5357ED5.gif" xlink:type="simple" xlink:show="embed" xlink:actuate="onLoad">
        <style:list-level-properties text:space-before="5.08cm" text:min-label-width="0.635cm" style:vertical-pos="middle" style:vertical-rel="line" fo:width="0.476cm" fo:height="0.476cm"/>
      </text:list-level-style-image>
      <text:list-level-style-image text:level="8" xlink:href="Pictures/10000200000000120000001229CA8D8AA5357ED5.gif" xlink:type="simple" xlink:show="embed" xlink:actuate="onLoad">
        <style:list-level-properties text:space-before="5.08cm" text:min-label-width="0.635cm" style:vertical-pos="middle" style:vertical-rel="line" fo:width="0.476cm" fo:height="0.476cm"/>
      </text:list-level-style-image>
      <text:list-level-style-image text:level="9" xlink:href="Pictures/10000200000000120000001229CA8D8AA5357ED5.gif" xlink:type="simple" xlink:show="embed" xlink:actuate="onLoad">
        <style:list-level-properties text:space-before="5.08cm" text:min-label-width="0.635cm" style:vertical-pos="middle" style:vertical-rel="line" fo:width="0.476cm" fo:height="0.476cm"/>
      </text:list-level-style-image>
      <text:list-level-style-image text:level="10" xlink:href="Pictures/10000200000000120000001229CA8D8AA5357ED5.gif" xlink:type="simple" xlink:show="embed" xlink:actuate="onLoad">
        <style:list-level-properties text:space-before="5.08cm" text:min-label-width="0.635cm" style:vertical-pos="middle" style:vertical-rel="line" fo:width="0.476cm" fo:height="0.476cm"/>
      </text:list-level-style-image>
    </text:list-style>
    <text:list-style style:name="L4">
      <text:list-level-style-image text:level="1">
        <style:list-level-properties text:min-label-width="0.952cm" style:vertical-pos="middle" style:vertical-rel="line"/>
      </text:list-level-style-image>
      <text:list-level-style-image text:level="2">
        <style:list-level-properties text:space-before="1.27cm" text:min-label-width="0.793cm" style:vertical-pos="middle" style:vertical-rel="line"/>
      </text:list-level-style-image>
      <text:list-level-style-image text:level="3">
        <style:list-level-properties text:space-before="2.54cm" text:min-label-width="0.635cm" style:vertical-pos="middle" style:vertical-rel="line"/>
      </text:list-level-style-image>
      <text:list-level-style-image text:level="4">
        <style:list-level-properties text:space-before="3.81cm" text:min-label-width="0.635cm" style:vertical-pos="middle" style:vertical-rel="line"/>
      </text:list-level-style-image>
      <text:list-level-style-image text:level="5">
        <style:list-level-properties text:space-before="5.08cm" text:min-label-width="0.635cm" style:vertical-pos="middle" style:vertical-rel="line"/>
      </text:list-level-style-image>
      <text:list-level-style-image text:level="6">
        <style:list-level-properties text:space-before="5.08cm" text:min-label-width="0.635cm" style:vertical-pos="middle" style:vertical-rel="line"/>
      </text:list-level-style-image>
      <text:list-level-style-image text:level="7">
        <style:list-level-properties text:space-before="5.08cm" text:min-label-width="0.635cm" style:vertical-pos="middle" style:vertical-rel="line"/>
      </text:list-level-style-image>
      <text:list-level-style-image text:level="8">
        <style:list-level-properties text:space-before="5.08cm" text:min-label-width="0.635cm" style:vertical-pos="middle" style:vertical-rel="line"/>
      </text:list-level-style-image>
      <text:list-level-style-image text:level="9">
        <style:list-level-properties text:space-before="5.08cm" text:min-label-width="0.635cm" style:vertical-pos="middle" style:vertical-rel="line"/>
      </text:list-level-style-image>
      <text:list-level-style-image text:level="10">
        <style:list-level-properties text:space-before="5.08cm" text:min-label-width="0.635cm" style:vertical-pos="middle" style:vertical-rel="line"/>
      </text:list-level-style-image>
    </text:list-style>
  </office:automatic-styles>
  <office:body>
    <office:presentation>
      <draw:page draw:name="page1" draw:style-name="dp1" draw:master-page-name="_32_010template" presentation:presentation-page-layout-name="AL1T1">
        <office:forms form:automatic-focus="false" form:apply-design-mode="false"/>
        <draw:frame presentation:style-name="pr1" draw:text-style-name="P1" draw:layer="layout" svg:width="25.185cm" svg:height="5.714cm" svg:x="1.471cm" svg:y="5.809cm" presentation:class="title" presentation:user-transformed="true">
          <draw:text-box>
            <text:p>Cluster Kit Template 2019</text:p>
          </draw:text-box>
        </draw:frame>
        <draw:frame presentation:style-name="pr2" draw:text-style-name="P1" draw:layer="layout" svg:width="15.409cm" svg:height="6.983cm" svg:x="11.658cm" svg:y="13.377cm" presentation:class="outline" presentation:user-transformed="true">
          <draw:text-box>
            <text:list text:style-name="L2">
              <text:list-item>
                <text:p>กิตติรักษ์ ม่วงมิ่งสุข (กิ๊)</text:p>
              </text:list-item>
              <text:list-item>
                <text:p>Kittirak Moungmingsuk</text:p>
              </text:list-item>
              <text:list-item>
                <text:p>kittirak@clusterkit.co.th</text:p>
              </text:list-item>
            </text:list>
          </draw:text-box>
        </draw:frame>
        <presentation:notes draw:style-name="dp2">
          <draw:page-thumbnail draw:style-name="gr1" draw:layer="layout" svg:width="13.966cm" svg:height="10.474cm" svg:x="3.81cm" svg:y="2.12cm" draw:page-number="1" presentation:class="page"/>
          <draw:frame presentation:style-name="pr3" draw:text-style-name="P2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85cm" svg:height="3.503cm" svg:x="1.396cm" svg:y="0.837cm" presentation:class="title" presentation:user-transformed="true">
          <draw:text-box>
            <text:p>สารบัญ</text:p>
          </draw:text-box>
        </draw:frame>
        <draw:frame presentation:style-name="pr5" draw:text-style-name="P1" draw:layer="layout" svg:width="25.185cm" svg:height="13.864cm" svg:x="1.396cm" svg:y="4.913cm" presentation:class="outline" presentation:user-transformed="true">
          <draw:text-box>
            <text:list text:style-name="L3">
              <text:list-item>
                <text:p>6 ขั้นตอนในการใช้งาน template นี้</text:p>
              </text:list-item>
              <text:list-item>
                <text:p>เกี่ยวกับ Template นี้</text:p>
              </text:list-item>
              <text:list-item>
                <text:p>ฟอนท์ (Font)</text:p>
              </text:list-item>
              <text:list-item>
                <text:p>ข้อปฏิบัติในการใช้งานเอกสารบริษัท</text:p>
              </text:list-item>
            </text:list>
          </draw:text-box>
        </draw:frame>
        <presentation:notes draw:style-name="dp2">
          <draw:page-thumbnail draw:style-name="gr1" draw:layer="layout" svg:width="13.966cm" svg:height="10.474cm" svg:x="3.81cm" svg:y="2.12cm" draw:page-number="2" presentation:class="page"/>
          <draw:frame presentation:style-name="pr6" draw:text-style-name="P2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7" draw:text-style-name="P1" draw:layer="layout" svg:width="25.185cm" svg:height="3.503cm" svg:x="1.396cm" svg:y="0.837cm" presentation:class="title">
          <draw:text-box>
            <text:p><text:s/>6 ขั้นตอนในการใช้งาน template นี้</text:p>
          </draw:text-box>
        </draw:frame>
        <draw:frame presentation:style-name="pr8" draw:text-style-name="P1" draw:layer="layout" svg:width="25.185cm" svg:height="13.864cm" svg:x="1.396cm" svg:y="4.913cm" presentation:class="outline">
          <draw:text-box>
            <text:list text:style-name="L3">
              <text:list-item>
                <text:p>เปิดไฟล์ CK-JigsawTemplate2019.otp</text:p>
              </text:list-item>
              <text:list-item>
                <text:p>กำหนดค่าที่เมนู Properties ระบุชื่อเรื่องให้เหมาะสม เพราะเวลา export เป็น PDF ข้อมูลส่วนนี้จะถูกใช้เป็นชื่อเอกสาร และยังมีผลการต่อการค้นเจอจาก search engine </text:p>
              </text:list-item>
              <text:list-item>
                <text:p>อ่านทำความเข้าใจกับวิธีการใช้ Template นี้</text:p>
              </text:list-item>
              <text:list-item>
                <text:p>ลบ Slide ที่มีอยู่เดิม</text:p>
              </text:list-item>
              <text:list-item>
                <text:p>เขียนสไลด์ตามที่ท่านต้องการ</text:p>
              </text:list-item>
              <text:list-item>
                <text:p>บันทึกไฟล์ในชื่อไฟล์ที่ท่านต้องการ</text:p>
              </text:list-item>
            </text:list>
          </draw:text-box>
        </draw:frame>
        <presentation:notes draw:style-name="dp2">
          <draw:page-thumbnail draw:style-name="gr1" draw:layer="layout" svg:width="13.966cm" svg:height="10.474cm" svg:x="3.81cm" svg:y="2.12cm" draw:page-number="3" presentation:class="page"/>
          <draw:frame presentation:style-name="pr9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7" draw:text-style-name="P4" draw:layer="layout" svg:width="25.185cm" svg:height="3.503cm" svg:x="1.396cm" svg:y="0.837cm" presentation:class="title">
          <draw:text-box>
            <text:p text:style-name="P4">เกี่ยวกับ Template นี้</text:p>
          </draw:text-box>
        </draw:frame>
        <draw:frame presentation:style-name="pr8" draw:text-style-name="P1" draw:layer="layout" svg:width="25.185cm" svg:height="13.864cm" svg:x="1.396cm" svg:y="4.913cm" presentation:class="outline">
          <draw:text-box>
            <text:list text:style-name="L4">
              <text:list-item>
                <text:p text:style-name="P5">ClusterKit Template 2019 เป็นรุ่นที่ 3 </text:p>
                <text:list>
                  <text:list-item>
                    <text:p text:style-name="P1">รุ่นแรกพัฒนาโดยน้องปูนเมื่อเริ่มบริษัท</text:p>
                  </text:list-item>
                  <text:list-item>
                    <text:p text:style-name="P1">รุ่นสองพัฒนาโดยนายกิ๊ เมื่อเดือนกุมภาพันธ์ 2553</text:p>
                  </text:list-item>
                  <text:list-item>
                    <text:p text:style-name="P1">รุ่นสามพัฒนาโดยนายกิ๊ เมื่อปี 2562</text:p>
                  </text:list-item>
                </text:list>
              </text:list-item>
              <text:list-item>
                <text:p text:style-name="P5">ตัวแบบรุ่นที่ 3 นี้ มี Master Pages ด้วยกัน 2 หน้า ประกอบด้วย</text:p>
                <text:list>
                  <text:list-item>
                    <text:p text:style-name="P1">หน้า Title (หน้าแรก)</text:p>
                  </text:list-item>
                  <text:list-item>
                    <text:p text:style-name="P1">หน้าเนื้อหา (Defaul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6cm" svg:height="10.474cm" svg:x="3.81cm" svg:y="2.12cm" draw:page-number="4" presentation:class="page"/>
          <draw:frame presentation:style-name="pr9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text-style-name="P1" draw:layer="layout" svg:width="25.185cm" svg:height="3.503cm" svg:x="1.396cm" svg:y="0.837cm" presentation:class="title">
          <draw:text-box>
            <text:p>ฟอนท์ (Font)</text:p>
          </draw:text-box>
        </draw:frame>
        <draw:frame presentation:style-name="pr8" draw:text-style-name="P1" draw:layer="layout" svg:width="25.185cm" svg:height="13.864cm" svg:x="1.396cm" svg:y="4.913cm" presentation:class="outline">
          <draw:text-box>
            <text:list text:style-name="L3">
              <text:list-item>
                <text:p>ฟอนท์ที่ใช้</text:p>
              </text:list-item>
              <text:list-item>
                <text:p>For English used “CharisSIL” จากเว็บ http://scripts.sil.org/cms/scripts/page.php?cat_id=FontDownloads</text:p>
              </text:list-item>
              <text:list-item>
                <text:p>สำหรับภาษาไทยใช้ “TH Niramit AS” จากเว็บ http://www.f0nt.com/release/13-free-fonts-from-sipa/</text:p>
              </text:list-item>
              <text:list-item>
                <text:p>ขนาดฟอนท์ระหว่างสองภาษาจะแตกต่างกันอยู่ โดยภาษาไทยจะใหญ่ใช้ขนาดใหญ่กว่าภาษาอังกฤษอยู่ระหว่าง ๔ ถึง ๘ หน่วย</text:p>
              </text:list-item>
              <text:list-item>
                <text:p>Level ที่สองนี้ ใช้ฟอนท์ปรกติ (Normal) ขนาด 28</text:p>
              </text:list-item>
              <text:list-item>
                <text:p>Level นี้ ภาษาไทยใช้ฟอนท์ปรกติ (Regular) ขนาด 36</text:p>
              </text:list-item>
            </text:list>
          </draw:text-box>
        </draw:frame>
        <presentation:notes draw:style-name="dp2">
          <draw:page-thumbnail draw:style-name="gr1" draw:layer="layout" svg:width="13.966cm" svg:height="10.474cm" svg:x="3.81cm" svg:y="2.12cm" draw:page-number="5" presentation:class="page"/>
          <draw:frame presentation:style-name="pr9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85cm" svg:height="3.503cm" svg:x="1.396cm" svg:y="0.837cm" presentation:class="title" presentation:user-transformed="true">
          <draw:text-box>
            <text:p text:style-name="P4">ข้อปฏิบัติในการใช้งานเอกสารบริษัท</text:p>
          </draw:text-box>
        </draw:frame>
        <draw:frame presentation:style-name="pr8" draw:text-style-name="P1" draw:layer="layout" svg:width="25.185cm" svg:height="13.864cm" svg:x="1.396cm" svg:y="4.913cm" presentation:class="outline" presentation:user-transformed="true">
          <draw:text-box>
            <text:list text:style-name="L3">
              <text:list-item>
                <text:p>ให้ใช้ template นี้กับไฟล์นำเสนอที่จะนำเสนอสู่สายตาคนภายนอกบริษัท</text:p>
              </text:list-item>
              <text:list-item>
                <text:p>พยายามใช้ template ให้ถูกต้อง พยายามอย่าทำให้ template นิ้ผิดแบบไป</text:p>
              </text:list-item>
              <text:list-item>
                <text:p>ให้ระบุรายละเอียดของไฟล์ทุกครั้ง เลือกไปที่เมนู File-&gt;Properties</text:p>
              </text:list-item>
              <text:list-item>
                <text:p>การส่งไฟล์เอกสารออกสู่ภายนอกขอให้ทำเป็นไฟล์ PDF ทุกครั้ง ไม่ควรส่งไฟล์ที่สามารถแก้ไขได้ออกไป เพื่อประโยชน์ในการยืนยันได้ว่าข้อมูลดังกล่าวส่งจากเราจริง ไม่มีบุคคลอื่นที่ใช้ template เรา</text:p>
              </text:list-item>
            </text:list>
          </draw:text-box>
        </draw:frame>
        <presentation:notes draw:style-name="dp2">
          <draw:page-thumbnail draw:style-name="gr1" draw:layer="layout" svg:width="13.966cm" svg:height="10.474cm" svg:x="3.81cm" svg:y="2.12cm" draw:page-number="6" presentation:class="page"/>
          <draw:frame presentation:style-name="pr9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7" draw:style-name="dp1" draw:master-page-name="_32_010template" presentation:presentation-page-layout-name="AL1T1">
        <office:forms form:automatic-focus="false" form:apply-design-mode="false"/>
        <draw:frame presentation:style-name="pr10" draw:text-style-name="P7" draw:layer="layout" svg:width="12.691cm" svg:height="5.715cm" svg:x="7.857cm" svg:y="5.842cm" presentation:class="title" presentation:user-transformed="true">
          <draw:text-box>
            <text:p text:style-name="P6">Sawasdee :-)</text:p>
          </draw:text-box>
        </draw:frame>
        <draw:frame presentation:style-name="pr11" draw:text-style-name="P1" draw:layer="layout" svg:width="18.333cm" svg:height="6.988cm" svg:x="8.252cm" svg:y="13.337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6cm" svg:height="10.474cm" svg:x="3.81cm" svg:y="2.12cm" draw:page-number="7" presentation:class="page"/>
          <draw:frame presentation:style-name="pr3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presentation:settings presentation:endless="true" presentation:pause="PT5S" presentation:mouse-visible="false" presentation:transition-on-click="disabled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haris SIL" svg:font-family="'Charis SIL'" style:font-pitch="variable"/>
    <style:font-face style:name="DejaVu Sans1" svg:font-family="'DejaVu Sans'" style:font-pitch="variable"/>
    <style:font-face style:name="TH Niramit AS3" svg:font-family="'TH Niramit AS'" style:font-adornments="Bold" style:font-pitch="variable"/>
    <style:font-face style:name="TH Niramit AS1" svg:font-family="'TH Niramit AS'" style:font-adornments="Regular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Charis SIL1" svg:font-family="'Charis SIL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ma" svg:font-family="Loma" style:font-family-generic="system" style:font-pitch="variable"/>
    <style:font-face style:name="Noto Sans CJK SC" svg:font-family="'Noto Sans CJK SC'" style:font-family-generic="system" style:font-pitch="variable"/>
    <style:font-face style:name="TH Niramit AS" svg:font-family="'TH Niramit AS'" style:font-family-generic="system" style:font-pitch="variable"/>
    <style:font-face style:name="TH Niramit AS4" svg:font-family="'TH Niramit AS'" style:font-adornments="Bold" style:font-family-generic="system" style:font-pitch="variable"/>
    <style:font-face style:name="TH Niramit AS2" svg:font-family="'TH Niramit AS'" style:font-adornments="Regular" style:font-family-generic="system" style:font-pitch="variable"/>
    <style:font-face style:name="Tahoma" svg:font-family="Tahoma" style:font-family-generic="system" style:font-pitch="variable"/>
    <style:font-face style:name="Umpush" svg:font-family="Umpush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3200000025837BE21A625646291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en" fo:country="US" style:font-name-asian="DejaVu Sans" style:font-size-asian="24pt" style:language-asian="zxx" style:country-asian="none" style:font-name-complex="Tahoma" style:font-size-complex="24pt" style:language-complex="th" style:country-complex="TH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cm" fo:padding-bottom="0cm" fo:padding-left="0cm" fo:padding-right="0cm">
        <text:list-style style:name="Default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 fo:padding-top="0.078cm" fo:padding-bottom="0cm" fo:padding-left="0cm" fo:padding-right="0cm">
        <text:list-style style:name="Default-outline1">
          <text:list-level-style-image text:level="1" xlink:href="Pictures/10000200000000120000001229CA8D8AA5357ED5.gif" xlink:type="simple" xlink:show="embed" xlink:actuate="onLoad">
            <style:list-level-properties text:min-label-width="0.952cm" style:vertical-pos="middle" style:vertical-rel="line" fo:width="0.476cm" fo:height="0.476cm"/>
          </text:list-level-style-image>
          <text:list-level-style-image text:level="2" xlink:href="Pictures/100002000000001200000012628A12A2F2A67334.gif" xlink:type="simple" xlink:show="embed" xlink:actuate="onLoad">
            <style:list-level-properties text:space-before="1.27cm" text:min-label-width="0.793cm" style:vertical-pos="middle" style:vertical-rel="line" fo:width="0.476cm" fo:height="0.476cm"/>
          </text:list-level-style-image>
          <text:list-level-style-image text:level="3" xlink:href="Pictures/100002000000001200000012B89E7DB66FDFEA3F.gif" xlink:type="simple" xlink:show="embed" xlink:actuate="onLoad">
            <style:list-level-properties text:space-before="2.54cm" text:min-label-width="0.635cm" style:vertical-pos="middle" style:vertical-rel="line" fo:width="0.476cm" fo:height="0.476cm"/>
          </text:list-level-style-image>
          <text:list-level-style-image text:level="4" xlink:href="Pictures/10000200000000120000001229CA8D8AA5357ED5.gif" xlink:type="simple" xlink:show="embed" xlink:actuate="onLoad">
            <style:list-level-properties text:space-before="3.81cm" text:min-label-width="0.635cm" style:vertical-pos="middle" style:vertical-rel="line" fo:width="0.476cm" fo:height="0.476cm"/>
          </text:list-level-style-image>
          <text:list-level-style-image text:level="5" xlink:href="Pictures/10000200000000120000001229CA8D8AA5357ED5.gif" xlink:type="simple" xlink:show="embed" xlink:actuate="onLoad">
            <style:list-level-properties text:space-before="5.08cm" text:min-label-width="0.635cm" style:vertical-pos="middle" style:vertical-rel="line" fo:width="0.476cm" fo:height="0.476cm"/>
          </text:list-level-style-image>
          <text:list-level-style-image text:level="6" xlink:href="Pictures/10000200000000120000001229CA8D8AA5357ED5.gif" xlink:type="simple" xlink:show="embed" xlink:actuate="onLoad">
            <style:list-level-properties text:space-before="5.08cm" text:min-label-width="0.635cm" style:vertical-pos="middle" style:vertical-rel="line" fo:width="0.476cm" fo:height="0.476cm"/>
          </text:list-level-style-image>
          <text:list-level-style-image text:level="7" xlink:href="Pictures/10000200000000120000001229CA8D8AA5357ED5.gif" xlink:type="simple" xlink:show="embed" xlink:actuate="onLoad">
            <style:list-level-properties text:space-before="5.08cm" text:min-label-width="0.635cm" style:vertical-pos="middle" style:vertical-rel="line" fo:width="0.476cm" fo:height="0.476cm"/>
          </text:list-level-style-image>
          <text:list-level-style-image text:level="8" xlink:href="Pictures/10000200000000120000001229CA8D8AA5357ED5.gif" xlink:type="simple" xlink:show="embed" xlink:actuate="onLoad">
            <style:list-level-properties text:space-before="5.08cm" text:min-label-width="0.635cm" style:vertical-pos="middle" style:vertical-rel="line" fo:width="0.476cm" fo:height="0.476cm"/>
          </text:list-level-style-image>
          <text:list-level-style-image text:level="9" xlink:href="Pictures/10000200000000120000001229CA8D8AA5357ED5.gif" xlink:type="simple" xlink:show="embed" xlink:actuate="onLoad">
            <style:list-level-properties text:space-before="5.08cm" text:min-label-width="0.635cm" style:vertical-pos="middle" style:vertical-rel="line" fo:width="0.476cm" fo:height="0.476cm"/>
          </text:list-level-style-image>
          <text:list-level-style-image text:level="10" xlink:href="Pictures/10000200000000120000001229CA8D8AA5357ED5.gif" xlink:type="simple" xlink:show="embed" xlink:actuate="onLoad">
            <style:list-level-properties text:space-before="5.08cm" text:min-label-width="0.635cm" style:vertical-pos="middle" style:vertical-rel="line" fo:width="0.476cm" fo:height="0.476cm"/>
          </text:list-level-style-image>
        </text:list-style>
      </style:graphic-properties>
      <style:paragraph-properties fo:margin-left="0.952cm" fo:margin-right="0cm" fo:margin-top="0cm" fo:margin-bottom="0.501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300dc" style:text-outline="false" style:text-line-through-style="none" style:text-line-through-type="none" style:text-position="0% 100%" style:font-name="Charis SIL" fo:font-family="'Charis SIL'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32pt" style:font-style-asian="normal" style:font-weight-asian="normal" style:font-name-complex="TH Niramit AS1" style:font-family-complex="'TH Niramit AS'" style:font-style-name-complex="Regular" style:font-pitch-complex="variable" style:font-size-complex="36pt" style:language-complex="th" style:country-complex="TH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2300dc" style:text-line-through-style="none" style:text-line-through-type="none" style:text-position="0% 100%" style:font-name="Charis SIL" fo:font-family="'Charis SIL'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32pt" style:font-style-asian="normal" style:font-weight-asian="normal" style:font-name-complex="TH Niramit AS1" style:font-family-complex="'TH Niramit AS'" style:font-style-name-complex="Regular" style:font-pitch-complex="variable" style:font-size-complex="36pt" style:language-complex="th" style:country-complex="TH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300dc" style:text-line-through-style="none" style:text-line-through-type="none" style:text-position="0% 100%" style:font-name="Charis SIL" fo:font-family="'Charis SIL'" style:font-pitch="variable" fo:font-size="26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TH Niramit AS1" style:font-family-complex="'TH Niramit AS'" style:font-style-name-complex="Regular" style:font-pitch-complex="variable" style:font-size-complex="32pt" style:language-complex="th" style:country-complex="TH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300dc" style:text-line-through-style="none" style:text-line-through-type="none" style:text-position="0% 100%" style:font-name="Charis SIL" fo:font-family="'Charis SIL'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TH Niramit AS1" style:font-family-complex="'TH Niramit AS'" style:font-style-name-complex="Regular" style:font-pitch-complex="variable" style:font-size-complex="28pt" style:language-complex="th" style:country-complex="TH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00dc" style:text-line-through-style="none" style:text-line-through-type="none" style:text-position="0% 100%" style:font-name="Charis SIL" fo:font-family="'Charis SIL'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TH Niramit AS1" style:font-family-complex="'TH Niramit AS'" style:font-style-name-complex="Regular" style:font-pitch-complex="variable" style:font-size-complex="24pt" style:language-complex="th" style:country-complex="TH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00dc" style:text-line-through-style="none" style:text-line-through-type="none" style:text-position="0% 100%" style:font-name="Charis SIL" fo:font-family="'Charis SIL'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TH Niramit AS1" style:font-family-complex="'TH Niramit AS'" style:font-style-name-complex="Regular" style:font-pitch-complex="variable" style:font-size-complex="24pt" style:language-complex="th" style:country-complex="TH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00dc" style:text-line-through-style="none" style:text-line-through-type="none" style:text-position="0% 100%" style:font-name="Charis SIL" fo:font-family="'Charis SIL'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TH Niramit AS1" style:font-family-complex="'TH Niramit AS'" style:font-style-name-complex="Regular" style:font-pitch-complex="variable" style:font-size-complex="24pt" style:language-complex="th" style:country-complex="TH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00dc" style:text-line-through-style="none" style:text-line-through-type="none" style:text-position="0% 100%" style:font-name="Charis SIL" fo:font-family="'Charis SIL'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TH Niramit AS1" style:font-family-complex="'TH Niramit AS'" style:font-style-name-complex="Regular" style:font-pitch-complex="variable" style:font-size-complex="24pt" style:language-complex="th" style:country-complex="TH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00dc" style:text-line-through-style="none" style:text-line-through-type="none" style:text-position="0% 100%" style:font-name="Charis SIL" fo:font-family="'Charis SIL'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TH Niramit AS1" style:font-family-complex="'TH Niramit AS'" style:font-style-name-complex="Regular" style:font-pitch-complex="variable" style:font-size-complex="24pt" style:language-complex="th" style:country-complex="TH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52cm"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cm" fo:padding-bottom="0cm" fo:padding-left="0cm" fo:padding-right="0cm">
        <text:list-style style:name="Default-title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80" style:text-outline="false" style:text-line-through-style="none" style:text-line-through-type="none" style:text-position="0% 100%" style:font-name="Charis SIL" fo:font-family="'Charis SIL'" style:font-pitch="variable" fo:font-size="40pt" fo:font-style="italic" fo:text-shadow="none" style:text-underline-style="none" fo:font-weight="normal" style:font-name-asian="DejaVu Sans1" style:font-family-asian="'DejaVu Sans'" style:font-pitch-asian="variable" style:font-size-asian="44pt" style:font-style-asian="normal" style:font-weight-asian="bold" style:font-name-complex="TH Niramit AS3" style:font-family-complex="'TH Niramit AS'" style:font-style-name-complex="Bold" style:font-pitch-complex="variable" style:font-size-complex="44pt" style:language-complex="th" style:country-complex="TH" style:font-style-complex="italic" style:font-weight-complex="bold" style:text-emphasize="none" style:font-relief="none" style:text-overline-style="none" style:text-overline-color="font-color"/>
    </style:style>
    <style:style style:name="_32_010template-background" style:display-name="2010template-background" style:family="presentation">
      <style:graphic-properties draw:stroke="none" draw:fill="bitmap" draw:fill-color="#ffffff" draw:fill-image-name="Bitmap_20_1" draw:fill-image-width="45.156cm" draw:fill-image-height="25.4cm" style:repeat="stretch" draw:fill-image-ref-point-x="0%" draw:fill-image-ref-point-y="0%" draw:fill-image-ref-point="center" draw:tile-repeat-offset="0% vertical" draw:textarea-horizontal-align="center" draw:textarea-vertical-align="middle" draw:shadow="hidden"/>
      <style:paragraph-properties fo:text-align="center"/>
    </style:style>
    <style:style style:name="_32_010template-backgroundobjects" style:display-name="2010template-backgroundobjects" style:family="presentation">
      <style:graphic-properties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_32_010template-notes" style:display-name="2010template-notes" style:family="presentation">
      <style:graphic-properties draw:stroke="none" draw:fill="none">
        <text:list-style style:name="_32_010template-notes" style:display-name="2010template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2_010template-outline1" style:display-name="2010template-outline1" style:family="presentation">
      <style:graphic-properties draw:stroke="none" draw:fill="none" draw:auto-grow-height="false" draw:fit-to-size="shrink-to-fit" style:shrink-to-fit="true" fo:padding-top="0.078cm" fo:padding-bottom="0cm" fo:padding-left="0cm" fo:padding-right="0cm">
        <text:list-style style:name="_32_010template-outline1" style:display-name="2010template-outline1">
          <text:list-level-style-number text:level="1" style:num-format="">
            <style:list-level-properties text:min-label-width="0.952cm"/>
            <style:text-properties fo:color="#000000" fo:font-size="100%"/>
          </text:list-level-style-number>
          <text:list-level-style-number text:level="2" style:num-format="">
            <style:list-level-properties text:space-before="1.27cm" text:min-label-width="0.793cm"/>
            <style:text-properties fo:color="#000000" fo:font-size="100%"/>
          </text:list-level-style-number>
          <text:list-level-style-number text:level="3" style:num-format="">
            <style:list-level-properties text:space-before="2.54cm" text:min-label-width="0.635cm"/>
            <style:text-properties fo:color="#000000" fo:font-size="100%"/>
          </text:list-level-style-number>
          <text:list-level-style-number text:level="4" style:num-format="">
            <style:list-level-properties text:space-before="3.81cm" text:min-label-width="0.635cm"/>
            <style:text-properties fo:color="#000000" fo:font-size="100%"/>
          </text:list-level-style-number>
          <text:list-level-style-number text:level="5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6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7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8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9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10" style:num-format="">
            <style:list-level-properties text:space-before="5.08cm" text:min-label-width="0.635cm"/>
            <style:text-properties fo:color="#000000" fo:font-size="100%"/>
          </text:list-level-style-number>
        </text:list-style>
      </style:graphic-properties>
      <style:paragraph-properties fo:margin-left="0.952cm" fo:margin-right="0cm" fo:margin-top="0cm" fo:margin-bottom="0.502cm" fo:line-height="93%" fo:text-align="end" fo:text-indent="0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ffffff" style:text-outline="false" style:text-line-through-style="none" style:text-line-through-type="none" style:text-position="0% 100%" style:font-name="Charis SIL" fo:font-family="'Charis SIL'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TH Niramit AS3" style:font-family-complex="'TH Niramit AS'" style:font-style-name-complex="Bold" style:font-pitch-complex="variable" style:font-size-complex="44pt" style:language-complex="th" style:country-complex="TH" style:font-style-complex="normal" style:font-weight-complex="bold" style:text-emphasize="none" style:font-relief="none" style:text-overline-style="none" style:text-overline-color="font-color"/>
    </style:style>
    <style:style style:name="_32_010template-outline2" style:display-name="2010template-outline2" style:family="presentation" style:parent-style-name="_32_010template-outline1">
      <style:paragraph-properties fo:margin-left="2.063cm" fo:margin-right="0cm" fo:margin-top="0cm" fo:margin-bottom="0.401cm" fo:line-height="93%" fo:text-align="end" fo:text-indent="0cm" style:punctuation-wrap="simple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_32_010template-outline3" style:display-name="2010template-outline3" style:family="presentation" style:parent-style-name="_32_010template-outline2">
      <style:paragraph-properties fo:margin-left="3.175cm" fo:margin-right="0cm" fo:margin-top="0cm" fo:margin-bottom="0.299cm" fo:line-height="93%" fo:text-align="end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_32_010template-outline4" style:display-name="2010template-outline4" style:family="presentation" style:parent-style-name="_32_010template-outline3">
      <style:paragraph-properties fo:margin-left="4.445cm" fo:margin-right="0cm" fo:margin-top="0cm" fo:margin-bottom="0.202cm" fo:line-height="93%" fo:text-align="end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_32_010template-outline5" style:display-name="2010template-outline5" style:family="presentation" style:parent-style-name="_32_010template-outline4">
      <style:paragraph-properties fo:margin-left="5.715cm" fo:margin-right="0cm" fo:margin-top="0cm" fo:margin-bottom="0.101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_32_010template-outline6" style:display-name="2010template-outline6" style:family="presentation" style:parent-style-name="_32_010template-outline5">
      <style:paragraph-properties fo:margin-left="5.715cm" fo:margin-right="0cm" fo:margin-top="0cm" fo:margin-bottom="0.101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_32_010template-outline7" style:display-name="2010template-outline7" style:family="presentation" style:parent-style-name="_32_010template-outline6">
      <style:paragraph-properties fo:margin-left="5.715cm" fo:margin-right="0cm" fo:margin-top="0cm" fo:margin-bottom="0.101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_32_010template-outline8" style:display-name="2010template-outline8" style:family="presentation" style:parent-style-name="_32_010template-outline7">
      <style:paragraph-properties fo:margin-left="5.715cm" fo:margin-right="0cm" fo:margin-top="0cm" fo:margin-bottom="0.101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_32_010template-outline9" style:display-name="2010template-outline9" style:family="presentation" style:parent-style-name="_32_010template-outline8">
      <style:paragraph-properties fo:margin-left="5.715cm" fo:margin-right="0cm" fo:margin-top="0cm" fo:margin-bottom="0.101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_32_010template-subtitle" style:display-name="2010template-subtitle" style:family="presentation">
      <style:graphic-properties draw:stroke="none" draw:fill="none" draw:textarea-vertical-align="middle">
        <text:list-style style:name="_32_010template-subtitle" style:display-name="2010template-subtitle">
          <text:list-level-style-bullet text:level="1" text:bullet-char="•">
            <style:list-level-properties text:min-label-width="0.952cm"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0template-title" style:display-name="2010template-title" style:family="presentation">
      <style:graphic-properties draw:stroke="none" draw:fill="none" draw:textarea-vertical-align="middle" fo:padding-top="0cm" fo:padding-bottom="0cm" fo:padding-left="0cm" fo:padding-right="0cm">
        <text:list-style style:name="_32_010template-title" style:display-name="2010template-title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4586" style:text-outline="false" style:text-line-through-style="none" style:text-line-through-type="none" style:text-position="0% 100%" style:font-name="Charis SIL" fo:font-family="'Charis SIL'" style:font-pitch="variable" fo:font-size="40pt" fo:font-style="normal" fo:text-shadow="none" style:text-underline-style="none" fo:font-weight="bold" style:letter-kerning="true" style:font-name-asian="DejaVu Sans1" style:font-family-asian="'DejaVu Sans'" style:font-pitch-asian="variable" style:font-size-asian="44pt" style:font-style-asian="normal" style:font-weight-asian="bold" style:font-name-complex="TH Niramit AS3" style:font-family-complex="'TH Niramit AS'" style:font-style-name-complex="Bold" style:font-pitch-complex="variable" style:font-size-complex="44pt" style:language-complex="th" style:country-complex="TH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style:repeat="stretch"/>
    </style:style>
    <style:style style:name="Mdp2" style:family="drawing-page">
      <style:drawing-page-properties draw:background-size="border" draw:fill="bitmap" draw:fill-color="#ffffff" draw:fill-image-name="Bitmap_20_1" draw:fill-image-width="45.156cm" draw:fill-image-height="25.4cm" style:repeat="stretch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>
      <style:graphic-properties fo:min-height="13.86cm"/>
      <style:paragraph-properties style:writing-mode="lr-tb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6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7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8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9" style:family="presentation" style:parent-style-name="_32_010template-title">
      <style:graphic-properties draw:auto-grow-height="false" fo:min-height="3.507cm"/>
      <style:paragraph-properties style:writing-mode="lr-tb"/>
    </style:style>
    <style:style style:name="Mpr10" style:family="presentation" style:parent-style-name="_32_010template-outline1">
      <style:graphic-properties fo:min-height="13.86cm"/>
      <style:paragraph-properties style:writing-mode="lr-tb"/>
    </style:style>
    <style:style style:name="Mpr11" style:family="presentation" style:parent-style-name="_32_010template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12" style:family="presentation" style:parent-style-name="_32_010template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13" style:family="presentation" style:parent-style-name="_32_010template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14" style:family="presentation" style:parent-style-name="_32_010template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15" style:family="presentation" style:parent-style-name="_32_010template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left="0cm" fo:margin-right="0cm" fo:line-height="93%" fo:text-align="end" fo:text-indent="0cm" style:line-break="strict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3%" fo:text-align="center" fo:text-indent="0cm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P10" style:family="paragraph">
      <loext:graphic-properties draw:fill="none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style:paragraph-properties fo:margin-left="0cm" fo:margin-right="0cm" fo:line-height="93%" fo:text-indent="0cm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Charis SIL" fo:font-size="14pt" fo:language="en" fo:country="US" style:font-size-asian="14pt" style:font-size-complex="14pt"/>
    </style:style>
    <style:style style:name="MT3" style:family="text">
      <style:text-properties fo:color="#000000" style:font-name="Times New Roman1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Times New Roman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200000000120000001229CA8D8AA5357ED5.gif" xlink:type="simple" xlink:show="embed" xlink:actuate="onLoad">
        <style:list-level-properties text:min-label-width="0.952cm" style:vertical-pos="middle" style:vertical-rel="line" fo:width="0.476cm" fo:height="0.476cm"/>
      </text:list-level-style-image>
      <text:list-level-style-image text:level="2" xlink:href="Pictures/100002000000001200000012628A12A2F2A67334.gif" xlink:type="simple" xlink:show="embed" xlink:actuate="onLoad">
        <style:list-level-properties text:space-before="1.27cm" text:min-label-width="0.793cm" style:vertical-pos="middle" style:vertical-rel="line" fo:width="0.476cm" fo:height="0.476cm"/>
      </text:list-level-style-image>
      <text:list-level-style-image text:level="3" xlink:href="Pictures/100002000000001200000012B89E7DB66FDFEA3F.gif" xlink:type="simple" xlink:show="embed" xlink:actuate="onLoad">
        <style:list-level-properties text:space-before="2.54cm" text:min-label-width="0.635cm" style:vertical-pos="middle" style:vertical-rel="line" fo:width="0.476cm" fo:height="0.476cm"/>
      </text:list-level-style-image>
      <text:list-level-style-image text:level="4" xlink:href="Pictures/10000200000000120000001229CA8D8AA5357ED5.gif" xlink:type="simple" xlink:show="embed" xlink:actuate="onLoad">
        <style:list-level-properties text:space-before="3.81cm" text:min-label-width="0.635cm" style:vertical-pos="middle" style:vertical-rel="line" fo:width="0.476cm" fo:height="0.476cm"/>
      </text:list-level-style-image>
      <text:list-level-style-image text:level="5" xlink:href="Pictures/10000200000000120000001229CA8D8AA5357ED5.gif" xlink:type="simple" xlink:show="embed" xlink:actuate="onLoad">
        <style:list-level-properties text:space-before="5.08cm" text:min-label-width="0.635cm" style:vertical-pos="middle" style:vertical-rel="line" fo:width="0.476cm" fo:height="0.476cm"/>
      </text:list-level-style-image>
      <text:list-level-style-image text:level="6" xlink:href="Pictures/10000200000000120000001229CA8D8AA5357ED5.gif" xlink:type="simple" xlink:show="embed" xlink:actuate="onLoad">
        <style:list-level-properties text:space-before="5.08cm" text:min-label-width="0.635cm" style:vertical-pos="middle" style:vertical-rel="line" fo:width="0.476cm" fo:height="0.476cm"/>
      </text:list-level-style-image>
      <text:list-level-style-image text:level="7" xlink:href="Pictures/10000200000000120000001229CA8D8AA5357ED5.gif" xlink:type="simple" xlink:show="embed" xlink:actuate="onLoad">
        <style:list-level-properties text:space-before="5.08cm" text:min-label-width="0.635cm" style:vertical-pos="middle" style:vertical-rel="line" fo:width="0.476cm" fo:height="0.476cm"/>
      </text:list-level-style-image>
      <text:list-level-style-image text:level="8" xlink:href="Pictures/10000200000000120000001229CA8D8AA5357ED5.gif" xlink:type="simple" xlink:show="embed" xlink:actuate="onLoad">
        <style:list-level-properties text:space-before="5.08cm" text:min-label-width="0.635cm" style:vertical-pos="middle" style:vertical-rel="line" fo:width="0.476cm" fo:height="0.476cm"/>
      </text:list-level-style-image>
      <text:list-level-style-image text:level="9" xlink:href="Pictures/10000200000000120000001229CA8D8AA5357ED5.gif" xlink:type="simple" xlink:show="embed" xlink:actuate="onLoad">
        <style:list-level-properties text:space-before="5.08cm" text:min-label-width="0.635cm" style:vertical-pos="middle" style:vertical-rel="line" fo:width="0.476cm" fo:height="0.476cm"/>
      </text:list-level-style-image>
      <text:list-level-style-image text:level="10" xlink:href="Pictures/10000200000000120000001229CA8D8AA5357ED5.gif" xlink:type="simple" xlink:show="embed" xlink:actuate="onLoad">
        <style:list-level-properties text:space-before="5.08cm" text:min-label-width="0.635cm" style:vertical-pos="middle" style:vertical-rel="line" fo:width="0.476cm" fo:height="0.476cm"/>
      </text:list-level-style-image>
    </text:list-style>
    <text:list-style style:name="ML4">
      <text:list-level-style-number text:level="1" style:num-format="">
        <style:list-level-properties text:min-label-width="0.952cm"/>
        <style:text-properties fo:color="#000000" fo:font-size="100%"/>
      </text:list-level-style-number>
      <text:list-level-style-number text:level="2" style:num-format="">
        <style:list-level-properties text:space-before="1.27cm" text:min-label-width="0.793cm"/>
        <style:text-properties fo:color="#000000" fo:font-size="100%"/>
      </text:list-level-style-number>
      <text:list-level-style-number text:level="3" style:num-format="">
        <style:list-level-properties text:space-before="2.54cm" text:min-label-width="0.635cm"/>
        <style:text-properties fo:color="#000000" fo:font-size="100%"/>
      </text:list-level-style-number>
      <text:list-level-style-number text:level="4" style:num-format="">
        <style:list-level-properties text:space-before="3.81cm" text:min-label-width="0.635cm"/>
        <style:text-properties fo:color="#000000" fo:font-size="100%"/>
      </text:list-level-style-number>
      <text:list-level-style-number text:level="5" style:num-format="">
        <style:list-level-properties text:space-before="5.08cm" text:min-label-width="0.635cm"/>
        <style:text-properties fo:color="#000000" fo:font-size="100%"/>
      </text:list-level-style-number>
      <text:list-level-style-number text:level="6" style:num-format="">
        <style:list-level-properties text:space-before="5.08cm" text:min-label-width="0.635cm"/>
        <style:text-properties fo:color="#000000" fo:font-size="100%"/>
      </text:list-level-style-number>
      <text:list-level-style-number text:level="7" style:num-format="">
        <style:list-level-properties text:space-before="5.08cm" text:min-label-width="0.635cm"/>
        <style:text-properties fo:color="#000000" fo:font-size="100%"/>
      </text:list-level-style-number>
      <text:list-level-style-number text:level="8" style:num-format="">
        <style:list-level-properties text:space-before="5.08cm" text:min-label-width="0.635cm"/>
        <style:text-properties fo:color="#000000" fo:font-size="100%"/>
      </text:list-level-style-number>
      <text:list-level-style-number text:level="9" style:num-format="">
        <style:list-level-properties text:space-before="5.08cm" text:min-label-width="0.635cm"/>
        <style:text-properties fo:color="#000000" fo:font-size="100%"/>
      </text:list-level-style-number>
      <text:list-level-style-number text:level="10" style:num-format="">
        <style:list-level-properties text:space-before="5.08cm" text:min-label-width="0.635cm"/>
        <style:text-properties fo:color="#000000" fo:font-size="100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Mpr1" draw:text-style-name="MP5" draw:layer="backgroundobjects" svg:width="25.185cm" svg:height="3.503cm" svg:x="1.396cm" svg:y="0.83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85cm" svg:height="13.864cm" svg:x="1.396cm" svg:y="4.913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16cm" svg:height="1.443cm" svg:x="20.37cm" svg:y="19.434cm" presentation:class="page-number">
        <draw:text-box>
          <text:p text:style-name="MP6"><text:span text:style-name="MT2"/></text:p>
          <text:p text:style-name="MP6"><text:span text:style-name="MT2"><text:page-number>&lt;number&gt;</text:page-number></text:span></text:p>
        </draw:text-box>
      </draw:frame>
      <draw:frame presentation:style-name="Mpr4" draw:text-style-name="MP9" draw:layer="backgroundobjects" svg:width="8.87cm" svg:height="1.443cm" svg:x="9.533cm" svg:y="19.156cm" presentation:class="footer">
        <draw:text-box>
          <text:p text:style-name="MP8"><text:span text:style-name="MT2"><presentation:footer/></text:span></text:p>
        </draw:text-box>
      </draw:frame>
      <draw:frame draw:style-name="Mgr3" draw:text-style-name="MP10" draw:layer="backgroundobjects" svg:width="5.08cm" svg:height="2.337cm" svg:x="0.1cm" svg:y="18.569cm">
        <draw:image xlink:href="Pictures/10000201000000FA000000739EEBD5D82EC301E4.png" xlink:type="simple" xlink:show="embed" xlink:actuate="onLoad" loext:mime-type="image/png">
          <text:p/>
        </draw:image>
      </draw:frame>
      <presentation:notes style:page-layout-name="PM0">
        <draw:rect draw:style-name="Mgr4" draw:text-style-name="MP11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presentation:style-name="Mpr5" draw:text-style-name="MP13" draw:layer="backgroundobjects" svg:width="9.366cm" svg:height="1.394cm" svg:x="0cm" svg:y="-0.001cm" presentation:class="header">
          <draw:text-box>
            <text:p text:style-name="MP12"><text:span text:style-name="MT3"><presentation:header/></text:span></text:p>
          </draw:text-box>
        </draw:frame>
        <draw:frame presentation:style-name="Mpr6" draw:text-style-name="MP7" draw:layer="backgroundobjects" svg:width="9.367cm" svg:height="1.394cm" svg:x="12.218cm" svg:y="-0.001cm" presentation:class="date-time">
          <draw:text-box>
            <text:p text:style-name="MP6"><text:span text:style-name="MT3"><presentation:date-time/></text:span></text:p>
          </draw:text-box>
        </draw:frame>
        <draw:frame presentation:style-name="Mpr7" draw:text-style-name="MP13" draw:layer="backgroundobjects" svg:width="9.366cm" svg:height="1.395cm" svg:x="0cm" svg:y="26.541cm" presentation:class="footer">
          <draw:text-box>
            <text:p text:style-name="MP12"><text:span text:style-name="MT3"><presentation:footer/></text:span></text:p>
          </draw:text-box>
        </draw:frame>
        <draw:frame presentation:style-name="Mpr8" draw:text-style-name="MP7" draw:layer="backgroundobjects" svg:width="9.367cm" svg:height="1.395cm" svg:x="12.218cm" svg:y="26.541cm" presentation:class="page-number">
          <draw:text-box>
            <text:p text:style-name="MP6"><text:span text:style-name="MT3"><text:page-number>&lt;number&gt;</text:page-number></text:span></text:p>
          </draw:text-box>
        </draw:frame>
      </presentation:notes>
    </style:master-page>
    <style:master-page style:name="_32_010template" style:display-name="2010template" style:page-layout-name="PM1" draw:style-name="Mdp2">
      <draw:frame presentation:style-name="Mpr9" draw:text-style-name="MP5" draw:layer="backgroundobjects" svg:width="25.185cm" svg:height="5.714cm" svg:x="1.471cm" svg:y="5.809cm" presentation:class="title">
        <draw:text-box>
          <text:p>Click to edit the title text format</text:p>
        </draw:text-box>
      </draw:frame>
      <draw:frame presentation:style-name="Mpr10" draw:text-style-name="MP5" draw:layer="backgroundobjects" svg:width="14.647cm" svg:height="6.983cm" svg:x="12.446cm" svg:y="13.33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3" draw:layer="backgroundobjects" svg:width="6.516cm" svg:height="1.443cm" svg:x="1.269cm" svg:y="19.055cm" presentation:class="date-time">
        <draw:text-box>
          <text:p text:style-name="MP12"><text:span text:style-name="MT3"><presentation:date-time/></text:span></text:p>
        </draw:text-box>
      </draw:frame>
      <presentation:notes style:page-layout-name="PM0">
        <draw:rect draw:style-name="Mgr4" draw:text-style-name="MP11" draw:layer="backgroundobjects" svg:width="21.59cm" svg:height="27.94cm" svg:x="0cm" svg:y="0cm">
          <text:p/>
        </draw:rect>
        <draw:page-thumbnail presentation:style-name="_32_010template-title" draw:layer="backgroundobjects" svg:width="13.966cm" svg:height="10.474cm" svg:x="3.81cm" svg:y="2.12cm" presentation:class="page"/>
        <draw:frame presentation:style-name="_32_010template-notes" draw:layer="backgroundobjects" svg:width="17.268cm" svg:height="12.569cm" svg:x="2.161cm" svg:y="13.269cm" presentation:class="notes" presentation:placeholder="true">
          <draw:text-box/>
        </draw:frame>
        <draw:frame presentation:style-name="Mpr12" draw:text-style-name="MP13" draw:layer="backgroundobjects" svg:width="9.366cm" svg:height="1.394cm" svg:x="0cm" svg:y="-0.001cm" presentation:class="header">
          <draw:text-box>
            <text:p text:style-name="MP12"><text:span text:style-name="MT3"><presentation:header/></text:span></text:p>
          </draw:text-box>
        </draw:frame>
        <draw:frame presentation:style-name="Mpr13" draw:text-style-name="MP7" draw:layer="backgroundobjects" svg:width="9.367cm" svg:height="1.394cm" svg:x="12.218cm" svg:y="-0.001cm" presentation:class="date-time">
          <draw:text-box>
            <text:p text:style-name="MP6"><text:span text:style-name="MT3"><presentation:date-time/></text:span></text:p>
          </draw:text-box>
        </draw:frame>
        <draw:frame presentation:style-name="Mpr14" draw:text-style-name="MP13" draw:layer="backgroundobjects" svg:width="9.366cm" svg:height="1.395cm" svg:x="0cm" svg:y="26.541cm" presentation:class="footer">
          <draw:text-box>
            <text:p text:style-name="MP12"><text:span text:style-name="MT3"><presentation:footer/></text:span></text:p>
          </draw:text-box>
        </draw:frame>
        <draw:frame presentation:style-name="Mpr15" draw:text-style-name="MP7" draw:layer="backgroundobjects" svg:width="9.367cm" svg:height="1.395cm" svg:x="12.218cm" svg:y="26.541cm" presentation:class="page-number">
          <draw:text-box>
            <text:p text:style-name="MP6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7-31T15:38:43.288609992</meta:creation-date>
    <meta:editing-cycles>5</meta:editing-cycles>
    <meta:editing-duration>PT11M30S</meta:editing-duration>
    <meta:generator>LibreOffice/6.4.5.2$Linux_X86_64 LibreOffice_project/40$Build-2</meta:generator>
    <dc:subject>Version 2019</dc:subject>
    <dc:title>Cluster Kit Template</dc:title>
    <dc:description>Create by Kittirak Moungmingsuk
http://www.clusterkit.co.th/</dc:description>
    <meta:keyword>ClusterKit</meta:keyword>
    <dc:date>2020-08-05T10:08:31.148754348</dc:date>
    <meta:document-statistic meta:object-count="60"/>
  </office:meta>
</office:document-meta>
</file>